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d0a9a" officeooo:paragraph-rsid="000d0a9a"/>
    </style:style>
    <style:style style:name="P6" style:family="paragraph" style:parent-style-name="Standard">
      <style:text-properties officeooo:rsid="000e0013" officeooo:paragraph-rsid="000e0013"/>
    </style:style>
    <style:style style:name="P7" style:family="paragraph" style:parent-style-name="Standard">
      <style:text-properties officeooo:rsid="000c9d09" officeooo:paragraph-rsid="000c9d09"/>
    </style:style>
    <style:style style:name="P8" style:family="paragraph" style:parent-style-name="Standard">
      <style:text-properties officeooo:rsid="00107120" officeooo:paragraph-rsid="00107120"/>
    </style:style>
    <style:style style:name="P9" style:family="paragraph" style:parent-style-name="Standard">
      <style:text-properties officeooo:rsid="001155c8" officeooo:paragraph-rsid="001155c8"/>
    </style:style>
    <style:style style:name="P10" style:family="paragraph" style:parent-style-name="Standard">
      <style:text-properties officeooo:rsid="0017a9ca" officeooo:paragraph-rsid="0015d120"/>
    </style:style>
    <style:style style:name="P11" style:family="paragraph" style:parent-style-name="Standard">
      <style:text-properties officeooo:rsid="0009274b" officeooo:paragraph-rsid="0015d120"/>
    </style:style>
    <style:style style:name="P12" style:family="paragraph" style:parent-style-name="Standard">
      <style:text-properties officeooo:rsid="000bf16d" officeooo:paragraph-rsid="0015d120"/>
    </style:style>
    <style:style style:name="P13" style:family="paragraph" style:parent-style-name="Standard">
      <style:text-properties officeooo:rsid="000c320f" officeooo:paragraph-rsid="0015d120"/>
    </style:style>
    <style:style style:name="P14" style:family="paragraph" style:parent-style-name="Standard">
      <style:text-properties officeooo:rsid="000ceeaf" officeooo:paragraph-rsid="0015d120"/>
    </style:style>
    <style:style style:name="P15" style:family="paragraph" style:parent-style-name="Standard">
      <style:text-properties officeooo:rsid="000e32d8" officeooo:paragraph-rsid="0015d120"/>
    </style:style>
    <style:style style:name="P16" style:family="paragraph" style:parent-style-name="Standard">
      <style:text-properties officeooo:rsid="000ea572" officeooo:paragraph-rsid="0015d120"/>
    </style:style>
    <style:style style:name="P17" style:family="paragraph" style:parent-style-name="Standard">
      <style:text-properties officeooo:rsid="00174d6b" officeooo:paragraph-rsid="0015d120"/>
    </style:style>
    <style:style style:name="P18" style:family="paragraph" style:parent-style-name="Standard">
      <style:text-properties officeooo:rsid="00186d88" officeooo:paragraph-rsid="0015d120"/>
    </style:style>
    <style:style style:name="P19" style:family="paragraph" style:parent-style-name="Standard" style:list-style-name="L1">
      <style:text-properties officeooo:rsid="000b9ed7" officeooo:paragraph-rsid="000b9ed7"/>
    </style:style>
    <style:style style:name="P20" style:family="paragraph" style:parent-style-name="Standard" style:list-style-name="L1">
      <style:text-properties officeooo:rsid="000b9ed7" officeooo:paragraph-rsid="0011fc7a"/>
    </style:style>
    <style:style style:name="P21" style:family="paragraph" style:parent-style-name="Standard" style:list-style-name="L1">
      <style:text-properties officeooo:rsid="000b9ed7" officeooo:paragraph-rsid="00107120"/>
    </style:style>
    <style:style style:name="P22" style:family="paragraph" style:parent-style-name="Standard" style:list-style-name="L1">
      <style:text-properties officeooo:rsid="000c9d09" officeooo:paragraph-rsid="000c9d09"/>
    </style:style>
    <style:style style:name="P23" style:family="paragraph" style:parent-style-name="Standard" style:list-style-name="L1">
      <style:text-properties officeooo:rsid="000c9d09" officeooo:paragraph-rsid="00144ec1"/>
    </style:style>
    <style:style style:name="P24" style:family="paragraph" style:parent-style-name="Standard" style:list-style-name="L1">
      <style:text-properties officeooo:rsid="000c9d09" officeooo:paragraph-rsid="00107120"/>
    </style:style>
    <style:style style:name="P25" style:family="paragraph" style:parent-style-name="Standard" style:list-style-name="L1">
      <style:text-properties officeooo:rsid="0015e2ed" officeooo:paragraph-rsid="0015e2ed"/>
    </style:style>
    <style:style style:name="P26" style:family="paragraph" style:parent-style-name="Standard" style:list-style-name="L1">
      <style:text-properties officeooo:rsid="001155c8" officeooo:paragraph-rsid="001155c8"/>
    </style:style>
    <style:style style:name="P27" style:family="paragraph" style:parent-style-name="Standard">
      <style:text-properties officeooo:rsid="0017a9ca" officeooo:paragraph-rsid="0015d120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5">Priority: ITO, SWD, SWK/OSCA</text:p>
      <text:p text:style-name="P5"/>
      <text:p text:style-name="P6">Pauser: 2 timers arbejde = 30 mins. Pause.</text:p>
      <text:p text:style-name="P2"/>
      <text:p text:style-name="P6">Tasks:</text:p>
      <text:list xml:id="list4849805727584016159" text:style-name="L1">
        <text:list-item>
          <text:p text:style-name="P19">Domain Model</text:p>
        </text:list-item>
        <text:list-item>
          <text:p text:style-name="P19">Sequence Diagrams</text:p>
        </text:list-item>
        <text:list-item>
          <text:p text:style-name="P19">System Sequence Diagrams</text:p>
        </text:list-item>
        <text:list-item>
          <text:p text:style-name="P19">Flow Diagrams</text:p>
        </text:list-item>
        <text:list-item>
          <text:p text:style-name="P19">Full Documentation</text:p>
        </text:list-item>
        <text:list-item>
          <text:p text:style-name="P19">Comments for every method</text:p>
        </text:list-item>
        <text:list-item>
          <text:p text:style-name="P19">Class model</text:p>
        </text:list-item>
        <text:list-item>
          <text:p text:style-name="P19">Setting up a file for the report itself that meets criteria, <text:span text:style-name="T2">see assignment handout</text:span></text:p>
        </text:list-item>
        <text:list-item>
          <text:p text:style-name="P22">User manual RTFM</text:p>
        </text:list-item>
        <text:list-item>
          <text:p text:style-name="P22">Class diagram with relational schema</text:p>
        </text:list-item>
        <text:list-item>
          <text:p text:style-name="P22">Program itself: Classes, methods, variables, conditions, loops, datastructure(Collection/Obs.List), Inheritance/Interfaces, GUI JAVAFX</text:p>
        </text:list-item>
        <text:list-item>
          <text:p text:style-name="P22">Min. 2 Use Cases</text:p>
        </text:list-item>
        <text:list-item>
          <text:p text:style-name="P22">Report: Min. pgs 45-70 mx.</text:p>
        </text:list-item>
        <text:list-item>
          <text:p text:style-name="P22">Hand-in June 1<text:span text:style-name="T3">st</text:span> 2016, 12:00 pm</text:p>
        </text:list-item>
      </text:list>
      <text:p text:style-name="P7"/>
      <text:p text:style-name="P7"/>
      <text:p text:style-name="P9">In progress&gt;</text:p>
      <text:p text:style-name="P9"/>
      <text:list xml:id="list131454719046646" text:continue-numbering="true" text:style-name="L1">
        <text:list-item>
          <text:p text:style-name="P20">Use Case pr. Function. Briefs are bare minimum</text:p>
        </text:list-item>
      </text:list>
      <text:p text:style-name="P4"><text:tab/><text:span text:style-name="T4">Fully Dressed / Send course certificate</text:span></text:p>
      <text:p text:style-name="P11"><text:span text:style-name="T7"><text:tab/>Brief / </text:span>Add course participant<text:span text:style-name="T8">(s)</text:span></text:p>
      <text:p text:style-name="P12"><text:span text:style-name="T4"><text:tab/>Casual / </text:span>Remove course</text:p>
      <text:p text:style-name="P12"><text:span text:style-name="T7"><text:tab/>Casual / </text:span>Remove course participant</text:p>
      <text:p text:style-name="P12"><text:span text:style-name="T7"><text:tab/>Brief / </text:span>Add course responsible</text:p>
      <text:p text:style-name="P12"><text:span text:style-name="T7"><text:tab/>Brief / </text:span>Remove course responsible</text:p>
      <text:p text:style-name="P13"><text:tab/>View as user select / <text:span text:style-name="T9">Doer</text:span></text:p>
      <text:p text:style-name="P14"><text:span text:style-name="T9"><text:tab/>Brief / </text:span>Remove certificate</text:p>
      <text:p text:style-name="P15"><text:span text:style-name="T5"><text:tab/>Brief / </text:span>List courses</text:p>
      <text:p text:style-name="P15"><text:span text:style-name="T5"><text:tab/>Brief / </text:span>List course <text:span text:style-name="T4">responsible</text:span></text:p>
      <text:p text:style-name="P16"><text:span text:style-name="T5"><text:tab/>Full Dressed / </text:span>Add course material</text:p>
      <text:p text:style-name="P17"><text:span text:style-name="T5"><text:tab/>Brief / </text:span>View missing certificate (part of list courses)</text:p>
      <text:p text:style-name="P18"><text:span text:style-name="T5"><text:tab/>Brief / </text:span>View missing certificate for courses <text:span text:style-name="T6">(part of list courses </text:span>and “view missing <text:tab/>certificate”<text:span text:style-name="T6">)</text:span></text:p>
      <text:p text:style-name="P17"><text:span text:style-name="T5"><text:tab/>Brief / </text:span>View active course (part of list courses)</text:p>
      <text:p text:style-name="P10"><text:span text:style-name="T5"><text:tab/>Brief / </text:span>View all courses <text:span text:style-name="T6">(part of list courses)</text:span></text:p>
      <text:p text:style-name="P10"><text:span text:style-name="T5"><text:tab/>Brief / </text:span>View in active courses <text:span text:style-name="T6">(part of list courses)</text:span></text:p>
      <text:p text:style-name="P10"><text:tab/><text:span text:style-name="T10">Casual / FTP Settings</text:span></text:p>
      <text:p text:style-name="P10"><text:tab/><text:span text:style-name="T10">Casual / SMTP Settings</text:span></text:p>
      <text:p text:style-name="P3"/>
      <text:list xml:id="list131454587237965" text:continue-numbering="true" text:style-name="L1">
        <text:list-item>
          <text:p text:style-name="P23">Requirements analysis</text:p>
        </text:list-item>
        <text:list-item>
          <text:p text:style-name="P25">Prototype Version 2</text:p>
        </text:list-item>
      </text:list>
      <text:p text:style-name="P7"><text:soft-page-break/></text:p>
      <text:p text:style-name="P8">Done&gt;</text:p>
      <text:p text:style-name="P8"/>
      <text:list xml:id="list131454382392895" text:continue-numbering="true" text:style-name="L1">
        <text:list-item>
          <text:p text:style-name="P21">ER Diagram</text:p>
        </text:list-item>
        <text:list-item>
          <text:p text:style-name="P24">Making a database</text:p>
        </text:list-item>
        <text:list-item>
          <text:p text:style-name="P24">Database Normalisation</text:p>
        </text:list-item>
        <text:list-item>
          <text:p text:style-name="P24">Database description schema</text:p>
        </text:list-item>
        <text:list-item>
          <text:p text:style-name="P26">Risk Analys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3:14:52.805868000</dc:date>
    <meta:editing-duration>PT33M51S</meta:editing-duration>
    <meta:editing-cycles>4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47" meta:word-count="256" meta:character-count="1514" meta:non-whitespace-character-count="1306"/>
  </office:meta>
</office:document-meta>
</file>